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3189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7925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.139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254" table:default-cell-style-name="Default"/>
        <table:table-row table:style-name="ro1">
          <table:table-cell table:style-name="Caption" office:value-type="string">
            <text:p>Input Values</text:p>
          </table:table-cell>
          <table:table-cell/>
          <table:table-cell table:style-name="ce3" table:number-columns-repeated="254"/>
        </table:table-row>
        <table:table-row table:style-name="ro2">
          <table:table-cell table:style-name="Label" office:value-type="string">
            <text:p>InputValue</text:p>
          </table:table-cell>
          <table:table-cell table:style-name="InputValue" office:value-type="float" office:value="123.45">
            <text:p>123.45</text:p>
          </table:table-cell>
          <table:table-cell table:number-columns-repeated="254"/>
        </table:table-row>
        <table:table-row table:style-name="ro2">
          <table:table-cell office:value-type="string">
            <text:p>DateInputValue</text:p>
          </table:table-cell>
          <table:table-cell table:style-name="DateInputValue" office:value-type="date" office:date-value="1970-01-01">
            <text:p>1/1/1970</text:p>
          </table:table-cell>
          <table:table-cell table:number-columns-repeated="254"/>
        </table:table-row>
        <table:table-row table:style-name="ro2">
          <table:table-cell office:value-type="string">
            <text:p>PercentInputValue</text:p>
          </table:table-cell>
          <table:table-cell table:style-name="PercentInputValue" office:value-type="percentage" office:value="0.25">
            <text:p>25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Output Values</text:p>
          </table:table-cell>
          <table:table-cell/>
          <table:table-cell table:style-name="ce3" table:number-columns-repeated="254"/>
        </table:table-row>
        <table:table-row table:style-name="ro2">
          <table:table-cell office:value-type="string">
            <text:p>OutputValue</text:p>
          </table:table-cell>
          <table:table-cell table:style-name="OutputValue" office:value-type="float" office:value="123.45">
            <text:p>123.45</text:p>
          </table:table-cell>
          <table:table-cell table:number-columns-repeated="254"/>
        </table:table-row>
        <table:table-row table:style-name="ro2">
          <table:table-cell office:value-type="string">
            <text:p>PercentOutputValue</text:p>
          </table:table-cell>
          <table:table-cell table:style-name="PercentOutputValue" office:value-type="percentage" office:value="0.3">
            <text:p>3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Intermediate Values</text:p>
          </table:table-cell>
          <table:table-cell/>
          <table:table-cell table:style-name="ce3" table:number-columns-repeated="254"/>
        </table:table-row>
        <table:table-row table:style-name="ro2">
          <table:table-cell office:value-type="string">
            <text:p>IntermediateValue</text:p>
          </table:table-cell>
          <table:table-cell table:style-name="IntermediateValue" office:value-type="float" office:value="123.45">
            <text:p>123.45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number-style style:name="N118P0" style:volatile="true">
      <number:text>SFr. </number:text>
      <number:number number:decimal-places="0" number:min-integer-digits="1" number:grouping="true"/>
    </number:number-style>
    <number:number-style style:name="N118">
      <number:text>SFr.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style:text-properties fo:color="#ff0000"/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style:text-properties fo:color="#ff0000"/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Fr. </number:text>
      <number:number number:decimal-places="0" number:min-integer-digits="1" number:grouping="true"/>
      <number:text> </number:text>
    </number:number-style>
    <number:number-style style:name="N130P1" style:volatile="true">
      <number:text> SFr. -</number:text>
      <number:number number:decimal-places="0" number:min-integer-digits="1" number:grouping="true"/>
      <number:text> </number:text>
    </number:number-style>
    <number:number-style style:name="N130P2" style:volatile="true">
      <number:text> SFr.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SFr. </number:text>
      <number:number number:decimal-places="2" number:min-integer-digits="1" number:grouping="true"/>
      <number:text> </number:text>
    </number:number-style>
    <number:number-style style:name="N138P1" style:volatile="true">
      <number:text> SFr. -</number:text>
      <number:number number:decimal-places="2" number:min-integer-digits="1" number:grouping="true"/>
      <number:text> </number:text>
    </number:number-style>
    <number:number-style style:name="N138P2" style:volatile="true">
      <number:text> SFr.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  <style:style style:name="InputValue" style:family="table-cell" style:parent-style-name="Default">
      <style:table-cell-properties fo:background-color="#ccffcc"/>
    </style:style>
    <style:style style:name="DateInputValue" style:family="table-cell" style:parent-style-name="Default" style:data-style-name="N5116">
      <style:table-cell-properties fo:background-color="#ccffcc"/>
    </style:style>
    <style:style style:name="PercentInputValue" style:family="table-cell" style:parent-style-name="Excel_5f_BuiltIn_5f_Percent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OutputValue" style:family="table-cell" style:parent-style-name="Default">
      <style:table-cell-properties fo:background-color="#ffcc99"/>
    </style:style>
    <style:style style:name="PercentOutputValue" style:family="table-cell" style:parent-style-name="Excel_5f_BuiltIn_5f_Percen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IntermediateValue" style:family="table-cell" style:parent-style-name="Default">
      <style:table-cell-properties fo:background-color="#ffff99"/>
    </style:style>
    <style:style style:name="Caption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Label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.139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8">03/08/2008</text:date>, <text:time>09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eo</meta:initial-creator>
    <meta:creation-date>2006-09-27T09:35:47</meta:creation-date>
    <dc:creator>Peter Arrenbrecht</dc:creator>
    <dc:date>2008-03-08T09:04:24</dc:date>
    <meta:editing-cycles>3</meta:editing-cycles>
    <meta:editing-duration>PT26M14S</meta:editing-duration>
    <meta:user-defined meta:name="Info 1"/>
    <meta:user-defined meta:name="Info 2"/>
    <meta:user-defined meta:name="Info 3"/>
    <meta:user-defined meta:name="Info 4"/>
    <meta:document-statistic meta:table-count="1" meta:cell-count="15"/>
  </office:meta>
</office:document-meta>
</file>